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ae00" draw:fill-gradient-name="QwazerIcon" draw:fill-hatch-name="Black_20_0_20_Degrees" draw:fill-hatch-solid="false" draw:opacity-name="Transparency_20_1" draw:textarea-horizontal-align="justify" draw:textarea-vertical-align="middle" draw:auto-grow-height="false" draw:shadow-offset-x="0.305cm" draw:shadow-offset-y="0.305cm"/>
    </style:style>
    <style:style style:name="gr2" style:family="graphic" style:parent-style-name="standard">
      <style:graphic-properties svg:stroke-width="0.254cm" draw:marker-start-width="0.684cm" draw:marker-end-width="0.684cm" draw:fill="solid" draw:fill-color="#e6e6e6" draw:fill-gradient-name="QwazerGradiantColors" draw:textarea-horizontal-align="justify" draw:textarea-vertical-align="middle" draw:auto-grow-height="false" fo:min-height="0cm" fo:min-width="0cm" fo:padding-top="0.25cm" fo:padding-bottom="0.25cm" fo:padding-left="0.375cm" fo:padding-right="0.375cm" fo:wrap-option="no-wrap" draw:shadow-offset-x="0.305cm" draw:shadow-offset-y="0.305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fill-color="#000000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width="0.127cm" svg:stroke-color="#000000" draw:marker-start-width="0.457cm" draw:marker-start-center="false" draw:marker-end-width="0.457cm" draw:marker-end-center="false" draw:stroke-linejoin="miter" draw:fill="solid" draw:fill-color="#e6e6ff" draw:fill-gradient-name="Gradient_20_1" draw:fill-hatch-name="Black_20_0_20_Degrees" draw:fill-image-name="Empty" draw:textarea-horizontal-align="center" draw:textarea-vertical-align="middle" draw:auto-grow-height="false" draw:fit-to-size="false" fo:min-height="0cm" fo:min-width="0cm" fo:padding-top="0.18cm" fo:padding-bottom="0.18cm" fo:padding-left="0.3cm" fo:padding-right="0.3cm" fo:wrap-option="wrap" draw:shadow="visible" draw:shadow-offset-x="0.076cm" draw:shadow-offset-y="0.076cm" draw:shadow-color="#000000" draw:shadow-opacity="70%"/>
    </style:style>
    <style:style style:name="gr6" style:family="graphic" style:parent-style-name="standard">
      <style:graphic-properties svg:stroke-width="0.203cm" draw:marker-start-width="0.608cm" draw:marker-end-width="0.608cm" draw:fill-color="#808080" draw:textarea-horizontal-align="justify" draw:textarea-vertical-align="middle" draw:auto-grow-height="false" fo:padding-top="0.226cm" fo:padding-bottom="0.226cm" fo:padding-left="0.351cm" fo:padding-right="0.35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writing-mode="lr-tb">
        <style:tab-stops/>
      </style:paragraph-properties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65cm" svg:height="12.065cm" svg:x="0cm" svg:y="0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6906.414719045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025cm" svg:height="6.35cm" svg:x="1.67cm" svg:y="1.1cm">
          <text:p/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18.945269222247 21178.27113840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" draw:layer="layout" svg:width="0.635cm" svg:height="0.635cm" svg:x="4.98cm" svg:y="2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78cm" svg:height="3.175cm" svg:x="3.91cm" svg:y="2.968cm">
          <text:p/>
          <draw:enhanced-geometry svg:viewBox="0 0 21600 21600" draw:mirror-vertical="true" draw:mirror-horizontal="false" draw:text-areas="0 0 21600 21600" draw:type="circular-arrow" draw:modifiers="172.268052029677 2.01713657787952 7535.549194552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3" draw:layer="layout" svg:width="9.356cm" svg:height="2.735cm" draw:transform="rotate (0.03490658503988) translate (1.257cm 7.828cm)">
          <text:p text:style-name="P2">Qwazer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curve-down" draw:modifiers="4514.30284857571" draw:enhanced-path="M 0 0 C 9960 ?f2 16700 ?f1 21600 ?f0 N M 0 ?f4 C 5690 21600 7490 21600 11500 21600 13100 21600 1790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21600 $0" draw:handle-range-y-minimum="0" draw:handle-range-y-maximum="12170"/>
          </draw:enhanced-geometry>
        </draw:custom-shape>
        <draw:custom-shape draw:style-name="gr6" draw:text-style-name="P1" draw:layer="layout" svg:width="1.905cm" svg:height="1.905cm" svg:x="7.52cm" svg:y="6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8340.81846799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635cm" svg:height="0.635cm" svg:x="6.985cm" svg:y="2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905cm" svg:height="1.905cm" svg:x="2.975cm" svg:y="6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8340.81846799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3deb3d" draw:end-color="#00ae00" draw:start-intensity="100%" draw:end-intensity="100%" draw:angle="0" draw:border="0%"/>
    <draw:gradient draw:name="QwazerGradiantColors" draw:style="linear" draw:start-color="#0099ff" draw:end-color="#00cccc" draw:start-intensity="100%" draw:end-intensity="100%" draw:angle="0" draw:border="0%"/>
    <draw:gradient draw:name="QwazerIcon" draw:style="linear" draw:start-color="#23ff23" draw:end-color="#00ae00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opacity draw:name="Transparency_20_1" draw:display-name="Transparency 1" draw:style="linear" draw:start="60%" draw:end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065cm" fo:page-height="12.065cm" style:print-orientation="portrait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1-07-22T12:30:19</meta:creation-date>
    <dc:date>2011-08-09T22:00:36</dc:date>
    <meta:editing-duration>PT3H31M52S</meta:editing-duration>
    <meta:editing-cycles>16</meta:editing-cycles>
    <meta:generator>LibreOffice/3.3$Linux LibreOffice_project/330m19$Build-202</meta:generator>
    <meta:document-statistic meta:object-count="8"/>
  </office:meta>
</office:document-meta>
</file>